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9"/>
        <table:table-column table:style-name="co2" table:number-columns-repeated="33" table:default-cell-style-name="Default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6" table:default-cell-style-name="ce6"/>
        <table:table-column table:style-name="co7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Machine Code</text:p>
          </table:table-cell>
          <table:table-cell table:style-name="ce1" table:number-columns-repeated="11"/>
          <table:table-cell table:number-columns-repeated="21"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3"/>
          <table:table-cell table:number-columns-repeated="3"/>
          <table:table-cell table:style-name="ce10" office:value-type="string" calcext:value-type="string">
            <text:p>J-TYPE</text:p>
          </table:table-cell>
          <table:table-cell table:number-columns-repeated="2"/>
          <table:table-cell table:style-name="ce12" office:value-type="string" calcext:value-type="string">
            <text:p>Target1</text:p>
          </table:table-cell>
          <table:table-cell table:style-name="ce12" office:value-type="string" calcext:value-type="string">
            <text:p>Target2</text:p>
          </table:table-cell>
          <table:table-cell table:style-name="ce12" office:value-type="string" calcext:value-type="string">
            <text:p>Target3</text:p>
          </table:table-cell>
          <table:table-cell table:style-name="ce12" office:value-type="string" calcext:value-type="string">
            <text:p>Target4</text:p>
          </table:table-cell>
          <table:table-cell table:style-name="ce12" office:value-type="string" calcext:value-type="string">
            <text:p>Target5</text:p>
          </table:table-cell>
          <table:table-cell table:style-name="ce12" office:value-type="string" calcext:value-type="string">
            <text:p>Target6</text:p>
          </table:table-cell>
          <table:table-cell table:style-name="ce12" office:value-type="string" calcext:value-type="string">
            <text:p>Target7</text:p>
          </table:table-cell>
          <table:table-cell table:style-name="ce12" office:value-type="string" calcext:value-type="string">
            <text:p>Target8</text:p>
          </table:table-cell>
          <table:table-cell table:style-name="ce12" office:value-type="string" calcext:value-type="string">
            <text:p>Target9</text:p>
          </table:table-cell>
          <table:table-cell table:style-name="ce12" office:value-type="string" calcext:value-type="string">
            <text:p>Target10</text:p>
          </table:table-cell>
          <table:table-cell table:style-name="ce12" office:value-type="string" calcext:value-type="string">
            <text:p>Target11</text:p>
          </table:table-cell>
          <table:table-cell table:style-name="ce12" office:value-type="string" calcext:value-type="string">
            <text:p>Target12</text:p>
          </table:table-cell>
          <table:table-cell table:style-name="ce12" office:value-type="string" calcext:value-type="string">
            <text:p>Target13</text:p>
          </table:table-cell>
          <table:table-cell table:style-name="ce12" office:value-type="string" calcext:value-type="string">
            <text:p>Target14</text:p>
          </table:table-cell>
          <table:table-cell table:style-name="ce12" office:value-type="string" calcext:value-type="string">
            <text:p>Target15</text:p>
          </table:table-cell>
          <table:table-cell table:style-name="ce12" office:value-type="string" calcext:value-type="string">
            <text:p>Target16</text:p>
          </table:table-cell>
          <table:table-cell table:style-name="ce12" office:value-type="string" calcext:value-type="string">
            <text:p>Target17</text:p>
          </table:table-cell>
          <table:table-cell table:style-name="ce12" office:value-type="string" calcext:value-type="string">
            <text:p>Target18</text:p>
          </table:table-cell>
          <table:table-cell table:style-name="ce12" office:value-type="string" calcext:value-type="string">
            <text:p>Target19</text:p>
          </table:table-cell>
          <table:table-cell table:style-name="ce12" office:value-type="string" calcext:value-type="string">
            <text:p>Target20</text:p>
          </table:table-cell>
          <table:table-cell table:style-name="ce12" office:value-type="string" calcext:value-type="string">
            <text:p>Target21</text:p>
          </table:table-cell>
          <table:table-cell table:style-name="ce12" office:value-type="string" calcext:value-type="string">
            <text:p>Target22</text:p>
          </table:table-cell>
          <table:table-cell table:style-name="ce12" office:value-type="string" calcext:value-type="string">
            <text:p>Target23</text:p>
          </table:table-cell>
          <table:table-cell table:style-name="ce12" office:value-type="string" calcext:value-type="string">
            <text:p>Target24</text:p>
          </table:table-cell>
          <table:table-cell table:style-name="ce12" office:value-type="string" calcext:value-type="string">
            <text:p>Target25</text:p>
          </table:table-cell>
          <table:table-cell table:style-name="ce12" office:value-type="string" calcext:value-type="string">
            <text:p>Target2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1" table:number-columns-repeated="6"/>
          <table:table-cell table:style-name="ce11" office:value-type="string" calcext:value-type="string">
            <text:p>I-TYPE</text:p>
          </table:table-cell>
          <table:table-cell table:style-name="ce1" table:number-columns-repeated="7"/>
          <table:table-cell table:style-name="ce1" office:value-type="string" calcext:value-type="string">
            <text:p>Rd1</text:p>
          </table:table-cell>
          <table:table-cell table:style-name="ce1" office:value-type="string" calcext:value-type="string">
            <text:p>Rd2</text:p>
          </table:table-cell>
          <table:table-cell table:style-name="ce1" office:value-type="string" calcext:value-type="string">
            <text:p>Rd3</text:p>
          </table:table-cell>
          <table:table-cell table:style-name="ce1" office:value-type="string" calcext:value-type="string">
            <text:p>Rd4</text:p>
          </table:table-cell>
          <table:table-cell table:style-name="ce1" office:value-type="string" calcext:value-type="string">
            <text:p>Rd5</text:p>
          </table:table-cell>
          <table:table-cell table:style-name="ce12" office:value-type="string" calcext:value-type="string">
            <text:p>IMM1</text:p>
          </table:table-cell>
          <table:table-cell table:style-name="ce12" office:value-type="string" calcext:value-type="string">
            <text:p>IMM2</text:p>
          </table:table-cell>
          <table:table-cell table:style-name="ce12" office:value-type="string" calcext:value-type="string">
            <text:p>IMM3</text:p>
          </table:table-cell>
          <table:table-cell table:style-name="ce12" office:value-type="string" calcext:value-type="string">
            <text:p>IMM4</text:p>
          </table:table-cell>
          <table:table-cell table:style-name="ce12" office:value-type="string" calcext:value-type="string">
            <text:p>IMM5</text:p>
          </table:table-cell>
          <table:table-cell table:style-name="ce12" office:value-type="string" calcext:value-type="string">
            <text:p>IMM6</text:p>
          </table:table-cell>
          <table:table-cell table:style-name="ce12" office:value-type="string" calcext:value-type="string">
            <text:p>IMM7</text:p>
          </table:table-cell>
          <table:table-cell table:style-name="ce12" office:value-type="string" calcext:value-type="string">
            <text:p>IMM8</text:p>
          </table:table-cell>
          <table:table-cell table:style-name="ce12" office:value-type="string" calcext:value-type="string">
            <text:p>IMM9</text:p>
          </table:table-cell>
          <table:table-cell table:style-name="ce12" office:value-type="string" calcext:value-type="string">
            <text:p>IMM10</text:p>
          </table:table-cell>
          <table:table-cell table:style-name="ce12" office:value-type="string" calcext:value-type="string">
            <text:p>IMM11</text:p>
          </table:table-cell>
          <table:table-cell table:style-name="ce12" office:value-type="string" calcext:value-type="string">
            <text:p>IMM12</text:p>
          </table:table-cell>
          <table:table-cell table:style-name="ce12" office:value-type="string" calcext:value-type="string">
            <text:p>IMM13</text:p>
          </table:table-cell>
          <table:table-cell table:style-name="ce12" office:value-type="string" calcext:value-type="string">
            <text:p>IMM14</text:p>
          </table:table-cell>
          <table:table-cell table:style-name="ce12" office:value-type="string" calcext:value-type="string">
            <text:p>IMM15</text:p>
          </table:table-cell>
          <table:table-cell table:style-name="ce12" office:value-type="string" calcext:value-type="string">
            <text:p>IMM16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Line #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Op5</text:p>
          </table:table-cell>
          <table:table-cell table:style-name="ce2" office:value-type="string" calcext:value-type="string">
            <text:p>Op6</text:p>
          </table:table-cell>
          <table:table-cell table:style-name="ce2" office:value-type="string" calcext:value-type="string">
            <text:p>Rb1</text:p>
          </table:table-cell>
          <table:table-cell table:style-name="ce2" office:value-type="string" calcext:value-type="string">
            <text:p>Rb2</text:p>
          </table:table-cell>
          <table:table-cell table:style-name="ce2" office:value-type="string" calcext:value-type="string">
            <text:p>Rb3</text:p>
          </table:table-cell>
          <table:table-cell table:style-name="ce2" office:value-type="string" calcext:value-type="string">
            <text:p>Rb4</text:p>
          </table:table-cell>
          <table:table-cell table:style-name="ce2" office:value-type="string" calcext:value-type="string">
            <text:p>Rb5</text:p>
          </table:table-cell>
          <table:table-cell table:style-name="ce2" office:value-type="string" calcext:value-type="string">
            <text:p>Rc1</text:p>
          </table:table-cell>
          <table:table-cell table:style-name="ce2" office:value-type="string" calcext:value-type="string">
            <text:p>Rc2</text:p>
          </table:table-cell>
          <table:table-cell table:style-name="ce2" office:value-type="string" calcext:value-type="string">
            <text:p>Rc3</text:p>
          </table:table-cell>
          <table:table-cell table:style-name="ce2" office:value-type="string" calcext:value-type="string">
            <text:p>Rc4</text:p>
          </table:table-cell>
          <table:table-cell table:style-name="ce2" office:value-type="string" calcext:value-type="string">
            <text:p>Rc5</text:p>
          </table:table-cell>
          <table:table-cell table:style-name="ce2" office:value-type="string" calcext:value-type="string">
            <text:p>Rd1</text:p>
          </table:table-cell>
          <table:table-cell table:style-name="ce2" office:value-type="string" calcext:value-type="string">
            <text:p>Rd2</text:p>
          </table:table-cell>
          <table:table-cell table:style-name="ce2" office:value-type="string" calcext:value-type="string">
            <text:p>Rd3</text:p>
          </table:table-cell>
          <table:table-cell table:style-name="ce2" office:value-type="string" calcext:value-type="string">
            <text:p>Rd4</text:p>
          </table:table-cell>
          <table:table-cell table:style-name="ce2" office:value-type="string" calcext:value-type="string">
            <text:p>Rd5</text:p>
          </table:table-cell>
          <table:table-cell table:style-name="ce2" office:value-type="string" calcext:value-type="string">
            <text:p>Unused1</text:p>
          </table:table-cell>
          <table:table-cell table:style-name="ce2" office:value-type="string" calcext:value-type="string">
            <text:p>Unused2</text:p>
          </table:table-cell>
          <table:table-cell table:style-name="ce2" office:value-type="string" calcext:value-type="string">
            <text:p>Unused3</text:p>
          </table:table-cell>
          <table:table-cell table:style-name="ce2" office:value-type="string" calcext:value-type="string">
            <text:p>Unused4</text:p>
          </table:table-cell>
          <table:table-cell table:style-name="ce2" office:value-type="string" calcext:value-type="string">
            <text:p>Unused5</text:p>
          </table:table-cell>
          <table:table-cell table:style-name="ce2" office:value-type="string" calcext:value-type="string">
            <text:p>Unused6</text:p>
          </table:table-cell>
          <table:table-cell table:style-name="ce2" office:value-type="string" calcext:value-type="string">
            <text:p>Unused7</text:p>
          </table:table-cell>
          <table:table-cell table:style-name="ce2" office:value-type="string" calcext:value-type="string">
            <text:p>Unused8</text:p>
          </table:table-cell>
          <table:table-cell table:style-name="ce2" office:value-type="string" calcext:value-type="string">
            <text:p>Unused9</text:p>
          </table:table-cell>
          <table:table-cell table:style-name="ce2" office:value-type="string" calcext:value-type="string">
            <text:p>Unused10</text:p>
          </table:table-cell>
          <table:table-cell table:style-name="ce2" office:value-type="string" calcext:value-type="string">
            <text:p>Unused11</text:p>
          </table:table-cell>
          <table:table-cell/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H1</text:p>
          </table:table-cell>
          <table:table-cell table:style-name="ce12" office:value-type="string" calcext:value-type="string">
            <text:p>H2</text:p>
          </table:table-cell>
          <table:table-cell table:style-name="ce12" office:value-type="string" calcext:value-type="string">
            <text:p>H3</text:p>
          </table:table-cell>
          <table:table-cell table:style-name="ce12" office:value-type="string" calcext:value-type="string">
            <text:p>H4</text:p>
          </table:table-cell>
          <table:table-cell table:style-name="ce12" office:value-type="string" calcext:value-type="string">
            <text:p>H5</text:p>
          </table:table-cell>
          <table:table-cell table:style-name="ce12" office:value-type="string" calcext:value-type="string">
            <text:p>H6</text:p>
          </table:table-cell>
          <table:table-cell table:style-name="ce12" office:value-type="string" calcext:value-type="string">
            <text:p>H7</text:p>
          </table:table-cell>
          <table:table-cell table:style-name="ce12" office:value-type="string" calcext:value-type="string">
            <text:p>H8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INIT STACK POINTER to address 10,000</text:p>
          </table:table-cell>
          <table:covered-table-cell table:number-columns-repeated="2" table:style-name="ce1"/>
          <table:table-cell table:style-name="ce1" table:number-columns-repeated="32"/>
          <table:table-cell/>
          <table:table-cell table:style-name="ce12" table:number-columns-repeated="9"/>
        </table:table-row>
        <table:table-row table:style-name="ro1">
          <table:table-cell table:style-name="ce3"/>
          <table:table-cell table:style-name="ce1"/>
          <table:table-cell table:style-name="ce1" office:value-type="string" calcext:value-type="string">
            <text:p>Addi $29, $29, 0x27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/>
          <table:table-cell table:style-name="ce14" office:value-type="string" calcext:value-type="string">
            <text:p>0x</text:p>
          </table:table-cell>
          <table:table-cell table:formula="of:=(2^3)*[.D6]+(2^2)*[.E6]+2*[.F6]+[.G6]" office:value-type="float" office:value="0" calcext:value-type="float">
            <text:p>0</text:p>
          </table:table-cell>
          <table:table-cell table:formula="of:=(2^3)*[.H6]+(2^2)*[.I6]+2*[.J6]+[.K6]" office:value-type="float" office:value="11" calcext:value-type="float">
            <text:p>11</text:p>
          </table:table-cell>
          <table:table-cell table:formula="of:=(2^3)*[.L6]+(2^2)*[.M6]+2*[.N6]+[.O6]" office:value-type="float" office:value="11" calcext:value-type="float">
            <text:p>11</text:p>
          </table:table-cell>
          <table:table-cell table:formula="of:=(2^3)*[.P6]+(2^2)*[.Q6]+2*[.R6]+[.S6]" office:value-type="float" office:value="13" calcext:value-type="float">
            <text:p>13</text:p>
          </table:table-cell>
          <table:table-cell table:formula="of:=(2^3)*[.T6]+(2^2)*[.U6]+2*[.V6]+[.W6]" office:value-type="float" office:value="2" calcext:value-type="float">
            <text:p>2</text:p>
          </table:table-cell>
          <table:table-cell table:formula="of:=(2^3)*[.X6]+(2^2)*[.Y6]+2*[.Z6]+[.AA6]" office:value-type="float" office:value="7" calcext:value-type="float">
            <text:p>7</text:p>
          </table:table-cell>
          <table:table-cell table:formula="of:=(2^3)*[.AB6]+(2^2)*[.AC6]+2*[.AD6]+[.AE6]" office:value-type="float" office:value="1" calcext:value-type="float">
            <text:p>1</text:p>
          </table:table-cell>
          <table:table-cell table:formula="of:=(2^3)*[.AF6]+(2^2)*[.AG6]+2*[.AH6]+[.AI6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2"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 table:style-name="ce13" office:value-type="float" office:value="0" calcext:value-type="float">
            <text:p>0</text:p>
          </table:table-cell>
          <table:table-cell/>
          <table:table-cell table:style-name="ce12"/>
          <table:table-cell table:formula="of:=(2^3)*[.D7]+(2^2)*[.E7]+2*[.F7]+[.G7]" office:value-type="float" office:value="0" calcext:value-type="float">
            <text:p>0</text:p>
          </table:table-cell>
          <table:table-cell table:formula="of:=(2^3)*[.H7]+(2^2)*[.I7]+2*[.J7]+[.K7]" office:value-type="float" office:value="11" calcext:value-type="float">
            <text:p>11</text:p>
          </table:table-cell>
          <table:table-cell table:formula="of:=(2^3)*[.L7]+(2^2)*[.M7]+2*[.N7]+[.O7]" office:value-type="float" office:value="11" calcext:value-type="float">
            <text:p>11</text:p>
          </table:table-cell>
          <table:table-cell table:formula="of:=(2^3)*[.P7]+(2^2)*[.Q7]+2*[.R7]+[.S7]" office:value-type="float" office:value="13" calcext:value-type="float">
            <text:p>13</text:p>
          </table:table-cell>
          <table:table-cell table:formula="of:=(2^3)*[.T7]+(2^2)*[.U7]+2*[.V7]+[.W7]" office:value-type="float" office:value="0" calcext:value-type="float">
            <text:p>0</text:p>
          </table:table-cell>
          <table:table-cell table:formula="of:=(2^3)*[.X7]+(2^2)*[.Y7]+2*[.Z7]+[.AA7]" office:value-type="float" office:value="1" calcext:value-type="float">
            <text:p>1</text:p>
          </table:table-cell>
          <table:table-cell table:formula="of:=(2^3)*[.AB7]+(2^2)*[.AC7]+2*[.AD7]+[.AE7]" office:value-type="float" office:value="0" calcext:value-type="float">
            <text:p>0</text:p>
          </table:table-cell>
          <table:table-cell table:formula="of:=(2^3)*[.AF7]+(2^2)*[.AG7]+2*[.AH7]+[.AI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BOOK KEEPING</text:p>
          </table:table-cell>
          <table:covered-table-cell table:number-columns-repeated="2" table:style-name="ce8"/>
          <table:table-cell table:style-name="ce2" table:number-columns-repeated="3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x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i $29, $29, 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9]+(2^2)*[.E9]+2*[.F9]+[.G9]" office:value-type="float" office:value="0" calcext:value-type="float">
            <text:p>0</text:p>
          </table:table-cell>
          <table:table-cell table:formula="of:=(2^3)*[.H9]+(2^2)*[.I9]+2*[.J9]+[.K9]" office:value-type="float" office:value="11" calcext:value-type="float">
            <text:p>11</text:p>
          </table:table-cell>
          <table:table-cell table:formula="of:=(2^3)*[.L9]+(2^2)*[.M9]+2*[.N9]+[.O9]" office:value-type="float" office:value="11" calcext:value-type="float">
            <text:p>11</text:p>
          </table:table-cell>
          <table:table-cell table:formula="of:=(2^3)*[.P9]+(2^2)*[.Q9]+2*[.R9]+[.S9]" office:value-type="float" office:value="13" calcext:value-type="float">
            <text:p>13</text:p>
          </table:table-cell>
          <table:table-cell table:formula="of:=(2^3)*[.T9]+(2^2)*[.U9]+2*[.V9]+[.W9]" office:value-type="float" office:value="15" calcext:value-type="float">
            <text:p>15</text:p>
          </table:table-cell>
          <table:table-cell table:formula="of:=(2^3)*[.X9]+(2^2)*[.Y9]+2*[.Z9]+[.AA9]" office:value-type="float" office:value="15" calcext:value-type="float">
            <text:p>15</text:p>
          </table:table-cell>
          <table:table-cell table:formula="of:=(2^3)*[.AB9]+(2^2)*[.AC9]+2*[.AD9]+[.AE9]" office:value-type="float" office:value="15" calcext:value-type="float">
            <text:p>15</text:p>
          </table:table-cell>
          <table:table-cell table:formula="of:=(2^3)*[.AF9]+(2^2)*[.AG9]+2*[.AH9]+[.AI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 <text:s text:c="3"/>$31, <text:s text:c="2"/>0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0]+(2^2)*[.E10]+2*[.F10]+[.G10]" office:value-type="float" office:value="2" calcext:value-type="float">
            <text:p>2</text:p>
          </table:table-cell>
          <table:table-cell table:formula="of:=(2^3)*[.H10]+(2^2)*[.I10]+2*[.J10]+[.K10]" office:value-type="float" office:value="7" calcext:value-type="float">
            <text:p>7</text:p>
          </table:table-cell>
          <table:table-cell table:formula="of:=(2^3)*[.L10]+(2^2)*[.M10]+2*[.N10]+[.O10]" office:value-type="float" office:value="11" calcext:value-type="float">
            <text:p>11</text:p>
          </table:table-cell>
          <table:table-cell table:formula="of:=(2^3)*[.P10]+(2^2)*[.Q10]+2*[.R10]+[.S10]" office:value-type="float" office:value="15" calcext:value-type="float">
            <text:p>15</text:p>
          </table:table-cell>
          <table:table-cell table:formula="of:=(2^3)*[.T10]+(2^2)*[.U10]+2*[.V10]+[.W10]" office:value-type="float" office:value="0" calcext:value-type="float">
            <text:p>0</text:p>
          </table:table-cell>
          <table:table-cell table:formula="of:=(2^3)*[.X10]+(2^2)*[.Y10]+2*[.Z10]+[.AA10]" office:value-type="float" office:value="0" calcext:value-type="float">
            <text:p>0</text:p>
          </table:table-cell>
          <table:table-cell table:formula="of:=(2^3)*[.AB10]+(2^2)*[.AC10]+2*[.AD10]+[.AE10]" office:value-type="float" office:value="0" calcext:value-type="float">
            <text:p>0</text:p>
          </table:table-cell>
          <table:table-cell table:formula="of:=(2^3)*[.AF10]+(2^2)*[.AG10]+2*[.AH10]+[.A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 <text:s text:c="3"/>$30, <text:s text:c="2"/>1($2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1]+(2^2)*[.E11]+2*[.F11]+[.G11]" office:value-type="float" office:value="2" calcext:value-type="float">
            <text:p>2</text:p>
          </table:table-cell>
          <table:table-cell table:formula="of:=(2^3)*[.H11]+(2^2)*[.I11]+2*[.J11]+[.K11]" office:value-type="float" office:value="7" calcext:value-type="float">
            <text:p>7</text:p>
          </table:table-cell>
          <table:table-cell table:formula="of:=(2^3)*[.L11]+(2^2)*[.M11]+2*[.N11]+[.O11]" office:value-type="float" office:value="11" calcext:value-type="float">
            <text:p>11</text:p>
          </table:table-cell>
          <table:table-cell table:formula="of:=(2^3)*[.P11]+(2^2)*[.Q11]+2*[.R11]+[.S11]" office:value-type="float" office:value="14" calcext:value-type="float">
            <text:p>14</text:p>
          </table:table-cell>
          <table:table-cell table:formula="of:=(2^3)*[.T11]+(2^2)*[.U11]+2*[.V11]+[.W11]" office:value-type="float" office:value="0" calcext:value-type="float">
            <text:p>0</text:p>
          </table:table-cell>
          <table:table-cell table:formula="of:=(2^3)*[.X11]+(2^2)*[.Y11]+2*[.Z11]+[.AA11]" office:value-type="float" office:value="0" calcext:value-type="float">
            <text:p>0</text:p>
          </table:table-cell>
          <table:table-cell table:formula="of:=(2^3)*[.AB11]+(2^2)*[.AC11]+2*[.AD11]+[.AE11]" office:value-type="float" office:value="0" calcext:value-type="float">
            <text:p>0</text:p>
          </table:table-cell>
          <table:table-cell table:formula="of:=(2^3)*[.AF11]+(2^2)*[.AG11]+2*[.AH11]+[.AI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00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di $30, $29, 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2]+(2^2)*[.E12]+2*[.F12]+[.G12]" office:value-type="float" office:value="0" calcext:value-type="float">
            <text:p>0</text:p>
          </table:table-cell>
          <table:table-cell table:formula="of:=(2^3)*[.H12]+(2^2)*[.I12]+2*[.J12]+[.K12]" office:value-type="float" office:value="11" calcext:value-type="float">
            <text:p>11</text:p>
          </table:table-cell>
          <table:table-cell table:formula="of:=(2^3)*[.L12]+(2^2)*[.M12]+2*[.N12]+[.O12]" office:value-type="float" office:value="11" calcext:value-type="float">
            <text:p>11</text:p>
          </table:table-cell>
          <table:table-cell table:formula="of:=(2^3)*[.P12]+(2^2)*[.Q12]+2*[.R12]+[.S12]" office:value-type="float" office:value="14" calcext:value-type="float">
            <text:p>14</text:p>
          </table:table-cell>
          <table:table-cell table:formula="of:=(2^3)*[.T12]+(2^2)*[.U12]+2*[.V12]+[.W12]" office:value-type="float" office:value="0" calcext:value-type="float">
            <text:p>0</text:p>
          </table:table-cell>
          <table:table-cell table:formula="of:=(2^3)*[.X12]+(2^2)*[.Y12]+2*[.Z12]+[.AA12]" office:value-type="float" office:value="0" calcext:value-type="float">
            <text:p>0</text:p>
          </table:table-cell>
          <table:table-cell table:formula="of:=(2^3)*[.AB12]+(2^2)*[.AC12]+2*[.AD12]+[.AE12]" office:value-type="float" office:value="0" calcext:value-type="float">
            <text:p>0</text:p>
          </table:table-cell>
          <table:table-cell table:formula="of:=(2^3)*[.AF12]+(2^2)*[.AG12]+2*[.AH12]+[.AI1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 <text:s text:c="3"/>$0, <text:s text:c="2"/>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3]+(2^2)*[.E13]+2*[.F13]+[.G13]" office:value-type="float" office:value="2" calcext:value-type="float">
            <text:p>2</text:p>
          </table:table-cell>
          <table:table-cell table:formula="of:=(2^3)*[.H13]+(2^2)*[.I13]+2*[.J13]+[.K13]" office:value-type="float" office:value="7" calcext:value-type="float">
            <text:p>7</text:p>
          </table:table-cell>
          <table:table-cell table:formula="of:=(2^3)*[.L13]+(2^2)*[.M13]+2*[.N13]+[.O13]" office:value-type="float" office:value="12" calcext:value-type="float">
            <text:p>12</text:p>
          </table:table-cell>
          <table:table-cell table:formula="of:=(2^3)*[.P13]+(2^2)*[.Q13]+2*[.R13]+[.S13]" office:value-type="float" office:value="0" calcext:value-type="float">
            <text:p>0</text:p>
          </table:table-cell>
          <table:table-cell table:formula="of:=(2^3)*[.T13]+(2^2)*[.U13]+2*[.V13]+[.W13]" office:value-type="float" office:value="0" calcext:value-type="float">
            <text:p>0</text:p>
          </table:table-cell>
          <table:table-cell table:formula="of:=(2^3)*[.X13]+(2^2)*[.Y13]+2*[.Z13]+[.AA13]" office:value-type="float" office:value="0" calcext:value-type="float">
            <text:p>0</text:p>
          </table:table-cell>
          <table:table-cell table:formula="of:=(2^3)*[.AB13]+(2^2)*[.AC13]+2*[.AD13]+[.AE13]" office:value-type="float" office:value="0" calcext:value-type="float">
            <text:p>0</text:p>
          </table:table-cell>
          <table:table-cell table:formula="of:=(2^3)*[.AF13]+(2^2)*[.AG13]+2*[.AH13]+[.AI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00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 <text:s text:c="3"/>$0, <text:s text:c="2"/>-1$(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4]+(2^2)*[.E14]+2*[.F14]+[.G14]" office:value-type="float" office:value="2" calcext:value-type="float">
            <text:p>2</text:p>
          </table:table-cell>
          <table:table-cell table:formula="of:=(2^3)*[.H14]+(2^2)*[.I14]+2*[.J14]+[.K14]" office:value-type="float" office:value="7" calcext:value-type="float">
            <text:p>7</text:p>
          </table:table-cell>
          <table:table-cell table:formula="of:=(2^3)*[.L14]+(2^2)*[.M14]+2*[.N14]+[.O14]" office:value-type="float" office:value="13" calcext:value-type="float">
            <text:p>13</text:p>
          </table:table-cell>
          <table:table-cell table:formula="of:=(2^3)*[.P14]+(2^2)*[.Q14]+2*[.R14]+[.S14]" office:value-type="float" office:value="15" calcext:value-type="float">
            <text:p>15</text:p>
          </table:table-cell>
          <table:table-cell table:formula="of:=(2^3)*[.T14]+(2^2)*[.U14]+2*[.V14]+[.W14]" office:value-type="float" office:value="15" calcext:value-type="float">
            <text:p>15</text:p>
          </table:table-cell>
          <table:table-cell table:formula="of:=(2^3)*[.X14]+(2^2)*[.Y14]+2*[.Z14]+[.AA14]" office:value-type="float" office:value="15" calcext:value-type="float">
            <text:p>15</text:p>
          </table:table-cell>
          <table:table-cell table:formula="of:=(2^3)*[.AB14]+(2^2)*[.AC14]+2*[.AD14]+[.AE14]" office:value-type="float" office:value="15" calcext:value-type="float">
            <text:p>15</text:p>
          </table:table-cell>
          <table:table-cell table:formula="of:=(2^3)*[.AF14]+(2^2)*[.AG14]+2*[.AH14]+[.AI1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x000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 <text:s text:c="3"/>$0, <text:s text:c="2"/>-2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5]+(2^2)*[.E15]+2*[.F15]+[.G15]" office:value-type="float" office:value="2" calcext:value-type="float">
            <text:p>2</text:p>
          </table:table-cell>
          <table:table-cell table:formula="of:=(2^3)*[.H15]+(2^2)*[.I15]+2*[.J15]+[.K15]" office:value-type="float" office:value="7" calcext:value-type="float">
            <text:p>7</text:p>
          </table:table-cell>
          <table:table-cell table:formula="of:=(2^3)*[.L15]+(2^2)*[.M15]+2*[.N15]+[.O15]" office:value-type="float" office:value="12" calcext:value-type="float">
            <text:p>12</text:p>
          </table:table-cell>
          <table:table-cell table:formula="of:=(2^3)*[.P15]+(2^2)*[.Q15]+2*[.R15]+[.S15]" office:value-type="float" office:value="0" calcext:value-type="float">
            <text:p>0</text:p>
          </table:table-cell>
          <table:table-cell table:formula="of:=(2^3)*[.T15]+(2^2)*[.U15]+2*[.V15]+[.W15]" office:value-type="float" office:value="15" calcext:value-type="float">
            <text:p>15</text:p>
          </table:table-cell>
          <table:table-cell table:formula="of:=(2^3)*[.X15]+(2^2)*[.Y15]+2*[.Z15]+[.AA15]" office:value-type="float" office:value="15" calcext:value-type="float">
            <text:p>15</text:p>
          </table:table-cell>
          <table:table-cell table:formula="of:=(2^3)*[.AB15]+(2^2)*[.AC15]+2*[.AD15]+[.AE15]" office:value-type="float" office:value="15" calcext:value-type="float">
            <text:p>15</text:p>
          </table:table-cell>
          <table:table-cell table:formula="of:=(2^3)*[.AF15]+(2^2)*[.AG15]+2*[.AH15]+[.AI1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x000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di <text:s/>$8, <text:s/>$0, <text:s/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6]+(2^2)*[.E16]+2*[.F16]+[.G16]" office:value-type="float" office:value="0" calcext:value-type="float">
            <text:p>0</text:p>
          </table:table-cell>
          <table:table-cell table:formula="of:=(2^3)*[.H16]+(2^2)*[.I16]+2*[.J16]+[.K16]" office:value-type="float" office:value="8" calcext:value-type="float">
            <text:p>8</text:p>
          </table:table-cell>
          <table:table-cell table:formula="of:=(2^3)*[.L16]+(2^2)*[.M16]+2*[.N16]+[.O16]" office:value-type="float" office:value="0" calcext:value-type="float">
            <text:p>0</text:p>
          </table:table-cell>
          <table:table-cell table:formula="of:=(2^3)*[.P16]+(2^2)*[.Q16]+2*[.R16]+[.S16]" office:value-type="float" office:value="8" calcext:value-type="float">
            <text:p>8</text:p>
          </table:table-cell>
          <table:table-cell table:formula="of:=(2^3)*[.T16]+(2^2)*[.U16]+2*[.V16]+[.W16]" office:value-type="float" office:value="0" calcext:value-type="float">
            <text:p>0</text:p>
          </table:table-cell>
          <table:table-cell table:formula="of:=(2^3)*[.X16]+(2^2)*[.Y16]+2*[.Z16]+[.AA16]" office:value-type="float" office:value="0" calcext:value-type="float">
            <text:p>0</text:p>
          </table:table-cell>
          <table:table-cell table:formula="of:=(2^3)*[.AB16]+(2^2)*[.AC16]+2*[.AD16]+[.AE16]" office:value-type="float" office:value="0" calcext:value-type="float">
            <text:p>0</text:p>
          </table:table-cell>
          <table:table-cell table:formula="of:=(2^3)*[.AF16]+(2^2)*[.AG16]+2*[.AH16]+[.AI1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 <text:s text:c="3"/>$8, <text:s text:c="2"/>-10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17]+(2^2)*[.E17]+2*[.F17]+[.G17]" office:value-type="float" office:value="2" calcext:value-type="float">
            <text:p>2</text:p>
          </table:table-cell>
          <table:table-cell table:formula="of:=(2^3)*[.H17]+(2^2)*[.I17]+2*[.J17]+[.K17]" office:value-type="float" office:value="7" calcext:value-type="float">
            <text:p>7</text:p>
          </table:table-cell>
          <table:table-cell table:formula="of:=(2^3)*[.L17]+(2^2)*[.M17]+2*[.N17]+[.O17]" office:value-type="float" office:value="12" calcext:value-type="float">
            <text:p>12</text:p>
          </table:table-cell>
          <table:table-cell table:formula="of:=(2^3)*[.P17]+(2^2)*[.Q17]+2*[.R17]+[.S17]" office:value-type="float" office:value="8" calcext:value-type="float">
            <text:p>8</text:p>
          </table:table-cell>
          <table:table-cell table:formula="of:=(2^3)*[.T17]+(2^2)*[.U17]+2*[.V17]+[.W17]" office:value-type="float" office:value="15" calcext:value-type="float">
            <text:p>15</text:p>
          </table:table-cell>
          <table:table-cell table:formula="of:=(2^3)*[.X17]+(2^2)*[.Y17]+2*[.Z17]+[.AA17]" office:value-type="float" office:value="15" calcext:value-type="float">
            <text:p>15</text:p>
          </table:table-cell>
          <table:table-cell table:formula="of:=(2^3)*[.AB17]+(2^2)*[.AC17]+2*[.AD17]+[.AE17]" office:value-type="float" office:value="15" calcext:value-type="float">
            <text:p>15</text:p>
          </table:table-cell>
          <table:table-cell table:formula="of:=(2^3)*[.AF17]+(2^2)*[.AG17]+2*[.AH17]+[.AI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8]+(2^2)*[.E18]+2*[.F18]+[.G18]" office:value-type="float" office:value="0" calcext:value-type="float">
            <text:p>0</text:p>
          </table:table-cell>
          <table:table-cell table:formula="of:=(2^3)*[.H18]+(2^2)*[.I18]+2*[.J18]+[.K18]" office:value-type="float" office:value="8" calcext:value-type="float">
            <text:p>8</text:p>
          </table:table-cell>
          <table:table-cell table:formula="of:=(2^3)*[.L18]+(2^2)*[.M18]+2*[.N18]+[.O18]" office:value-type="float" office:value="0" calcext:value-type="float">
            <text:p>0</text:p>
          </table:table-cell>
          <table:table-cell table:formula="of:=(2^3)*[.P18]+(2^2)*[.Q18]+2*[.R18]+[.S18]" office:value-type="float" office:value="8" calcext:value-type="float">
            <text:p>8</text:p>
          </table:table-cell>
          <table:table-cell table:formula="of:=(2^3)*[.T18]+(2^2)*[.U18]+2*[.V18]+[.W18]" office:value-type="float" office:value="0" calcext:value-type="float">
            <text:p>0</text:p>
          </table:table-cell>
          <table:table-cell table:formula="of:=(2^3)*[.X18]+(2^2)*[.Y18]+2*[.Z18]+[.AA18]" office:value-type="float" office:value="0" calcext:value-type="float">
            <text:p>0</text:p>
          </table:table-cell>
          <table:table-cell table:formula="of:=(2^3)*[.AB18]+(2^2)*[.AC18]+2*[.AD18]+[.AE18]" office:value-type="float" office:value="0" calcext:value-type="float">
            <text:p>0</text:p>
          </table:table-cell>
          <table:table-cell table:formula="of:=(2^3)*[.AF18]+(2^2)*[.AG18]+2*[.AH18]+[.A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0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 <text:s text:c="3"/>$8, <text:s text:c="2"/>-9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19]+(2^2)*[.E19]+2*[.F19]+[.G19]" office:value-type="float" office:value="2" calcext:value-type="float">
            <text:p>2</text:p>
          </table:table-cell>
          <table:table-cell table:formula="of:=(2^3)*[.H19]+(2^2)*[.I19]+2*[.J19]+[.K19]" office:value-type="float" office:value="7" calcext:value-type="float">
            <text:p>7</text:p>
          </table:table-cell>
          <table:table-cell table:formula="of:=(2^3)*[.L19]+(2^2)*[.M19]+2*[.N19]+[.O19]" office:value-type="float" office:value="12" calcext:value-type="float">
            <text:p>12</text:p>
          </table:table-cell>
          <table:table-cell table:formula="of:=(2^3)*[.P19]+(2^2)*[.Q19]+2*[.R19]+[.S19]" office:value-type="float" office:value="8" calcext:value-type="float">
            <text:p>8</text:p>
          </table:table-cell>
          <table:table-cell table:formula="of:=(2^3)*[.T19]+(2^2)*[.U19]+2*[.V19]+[.W19]" office:value-type="float" office:value="15" calcext:value-type="float">
            <text:p>15</text:p>
          </table:table-cell>
          <table:table-cell table:formula="of:=(2^3)*[.X19]+(2^2)*[.Y19]+2*[.Z19]+[.AA19]" office:value-type="float" office:value="15" calcext:value-type="float">
            <text:p>15</text:p>
          </table:table-cell>
          <table:table-cell table:formula="of:=(2^3)*[.AB19]+(2^2)*[.AC19]+2*[.AD19]+[.AE19]" office:value-type="float" office:value="15" calcext:value-type="float">
            <text:p>15</text:p>
          </table:table-cell>
          <table:table-cell table:formula="of:=(2^3)*[.AF19]+(2^2)*[.AG19]+2*[.AH19]+[.AI19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x00000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0]+(2^2)*[.E20]+2*[.F20]+[.G20]" office:value-type="float" office:value="0" calcext:value-type="float">
            <text:p>0</text:p>
          </table:table-cell>
          <table:table-cell table:formula="of:=(2^3)*[.H20]+(2^2)*[.I20]+2*[.J20]+[.K20]" office:value-type="float" office:value="8" calcext:value-type="float">
            <text:p>8</text:p>
          </table:table-cell>
          <table:table-cell table:formula="of:=(2^3)*[.L20]+(2^2)*[.M20]+2*[.N20]+[.O20]" office:value-type="float" office:value="0" calcext:value-type="float">
            <text:p>0</text:p>
          </table:table-cell>
          <table:table-cell table:formula="of:=(2^3)*[.P20]+(2^2)*[.Q20]+2*[.R20]+[.S20]" office:value-type="float" office:value="8" calcext:value-type="float">
            <text:p>8</text:p>
          </table:table-cell>
          <table:table-cell table:formula="of:=(2^3)*[.T20]+(2^2)*[.U20]+2*[.V20]+[.W20]" office:value-type="float" office:value="0" calcext:value-type="float">
            <text:p>0</text:p>
          </table:table-cell>
          <table:table-cell table:formula="of:=(2^3)*[.X20]+(2^2)*[.Y20]+2*[.Z20]+[.AA20]" office:value-type="float" office:value="0" calcext:value-type="float">
            <text:p>0</text:p>
          </table:table-cell>
          <table:table-cell table:formula="of:=(2^3)*[.AB20]+(2^2)*[.AC20]+2*[.AD20]+[.AE20]" office:value-type="float" office:value="0" calcext:value-type="float">
            <text:p>0</text:p>
          </table:table-cell>
          <table:table-cell table:formula="of:=(2^3)*[.AF20]+(2^2)*[.AG20]+2*[.AH20]+[.AI2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0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w <text:s text:c="3"/>$8, <text:s text:c="2"/>-8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1]+(2^2)*[.E21]+2*[.F21]+[.G21]" office:value-type="float" office:value="2" calcext:value-type="float">
            <text:p>2</text:p>
          </table:table-cell>
          <table:table-cell table:formula="of:=(2^3)*[.H21]+(2^2)*[.I21]+2*[.J21]+[.K21]" office:value-type="float" office:value="7" calcext:value-type="float">
            <text:p>7</text:p>
          </table:table-cell>
          <table:table-cell table:formula="of:=(2^3)*[.L21]+(2^2)*[.M21]+2*[.N21]+[.O21]" office:value-type="float" office:value="12" calcext:value-type="float">
            <text:p>12</text:p>
          </table:table-cell>
          <table:table-cell table:formula="of:=(2^3)*[.P21]+(2^2)*[.Q21]+2*[.R21]+[.S21]" office:value-type="float" office:value="8" calcext:value-type="float">
            <text:p>8</text:p>
          </table:table-cell>
          <table:table-cell table:formula="of:=(2^3)*[.T21]+(2^2)*[.U21]+2*[.V21]+[.W21]" office:value-type="float" office:value="15" calcext:value-type="float">
            <text:p>15</text:p>
          </table:table-cell>
          <table:table-cell table:formula="of:=(2^3)*[.X21]+(2^2)*[.Y21]+2*[.Z21]+[.AA21]" office:value-type="float" office:value="15" calcext:value-type="float">
            <text:p>15</text:p>
          </table:table-cell>
          <table:table-cell table:formula="of:=(2^3)*[.AB21]+(2^2)*[.AC21]+2*[.AD21]+[.AE21]" office:value-type="float" office:value="15" calcext:value-type="float">
            <text:p>15</text:p>
          </table:table-cell>
          <table:table-cell table:formula="of:=(2^3)*[.AF21]+(2^2)*[.AG21]+2*[.AH21]+[.AI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0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di <text:s/>$8, <text:s/>$0, <text:s/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2]+(2^2)*[.E22]+2*[.F22]+[.G22]" office:value-type="float" office:value="0" calcext:value-type="float">
            <text:p>0</text:p>
          </table:table-cell>
          <table:table-cell table:formula="of:=(2^3)*[.H22]+(2^2)*[.I22]+2*[.J22]+[.K22]" office:value-type="float" office:value="8" calcext:value-type="float">
            <text:p>8</text:p>
          </table:table-cell>
          <table:table-cell table:formula="of:=(2^3)*[.L22]+(2^2)*[.M22]+2*[.N22]+[.O22]" office:value-type="float" office:value="0" calcext:value-type="float">
            <text:p>0</text:p>
          </table:table-cell>
          <table:table-cell table:formula="of:=(2^3)*[.P22]+(2^2)*[.Q22]+2*[.R22]+[.S22]" office:value-type="float" office:value="8" calcext:value-type="float">
            <text:p>8</text:p>
          </table:table-cell>
          <table:table-cell table:formula="of:=(2^3)*[.T22]+(2^2)*[.U22]+2*[.V22]+[.W22]" office:value-type="float" office:value="0" calcext:value-type="float">
            <text:p>0</text:p>
          </table:table-cell>
          <table:table-cell table:formula="of:=(2^3)*[.X22]+(2^2)*[.Y22]+2*[.Z22]+[.AA22]" office:value-type="float" office:value="0" calcext:value-type="float">
            <text:p>0</text:p>
          </table:table-cell>
          <table:table-cell table:formula="of:=(2^3)*[.AB22]+(2^2)*[.AC22]+2*[.AD22]+[.AE22]" office:value-type="float" office:value="0" calcext:value-type="float">
            <text:p>0</text:p>
          </table:table-cell>
          <table:table-cell table:formula="of:=(2^3)*[.AF22]+(2^2)*[.AG22]+2*[.AH22]+[.AI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0000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 <text:s text:c="3"/>$8, <text:s text:c="2"/>-7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3]+(2^2)*[.E23]+2*[.F23]+[.G23]" office:value-type="float" office:value="2" calcext:value-type="float">
            <text:p>2</text:p>
          </table:table-cell>
          <table:table-cell table:formula="of:=(2^3)*[.H23]+(2^2)*[.I23]+2*[.J23]+[.K23]" office:value-type="float" office:value="7" calcext:value-type="float">
            <text:p>7</text:p>
          </table:table-cell>
          <table:table-cell table:formula="of:=(2^3)*[.L23]+(2^2)*[.M23]+2*[.N23]+[.O23]" office:value-type="float" office:value="12" calcext:value-type="float">
            <text:p>12</text:p>
          </table:table-cell>
          <table:table-cell table:formula="of:=(2^3)*[.P23]+(2^2)*[.Q23]+2*[.R23]+[.S23]" office:value-type="float" office:value="8" calcext:value-type="float">
            <text:p>8</text:p>
          </table:table-cell>
          <table:table-cell table:formula="of:=(2^3)*[.T23]+(2^2)*[.U23]+2*[.V23]+[.W23]" office:value-type="float" office:value="15" calcext:value-type="float">
            <text:p>15</text:p>
          </table:table-cell>
          <table:table-cell table:formula="of:=(2^3)*[.X23]+(2^2)*[.Y23]+2*[.Z23]+[.AA23]" office:value-type="float" office:value="15" calcext:value-type="float">
            <text:p>15</text:p>
          </table:table-cell>
          <table:table-cell table:formula="of:=(2^3)*[.AB23]+(2^2)*[.AC23]+2*[.AD23]+[.AE23]" office:value-type="float" office:value="15" calcext:value-type="float">
            <text:p>15</text:p>
          </table:table-cell>
          <table:table-cell table:formula="of:=(2^3)*[.AF23]+(2^2)*[.AG23]+2*[.AH23]+[.AI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x00000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di <text:s/>$8, <text:s/>$0, <text:s/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4]+(2^2)*[.E24]+2*[.F24]+[.G24]" office:value-type="float" office:value="0" calcext:value-type="float">
            <text:p>0</text:p>
          </table:table-cell>
          <table:table-cell table:formula="of:=(2^3)*[.H24]+(2^2)*[.I24]+2*[.J24]+[.K24]" office:value-type="float" office:value="8" calcext:value-type="float">
            <text:p>8</text:p>
          </table:table-cell>
          <table:table-cell table:formula="of:=(2^3)*[.L24]+(2^2)*[.M24]+2*[.N24]+[.O24]" office:value-type="float" office:value="0" calcext:value-type="float">
            <text:p>0</text:p>
          </table:table-cell>
          <table:table-cell table:formula="of:=(2^3)*[.P24]+(2^2)*[.Q24]+2*[.R24]+[.S24]" office:value-type="float" office:value="8" calcext:value-type="float">
            <text:p>8</text:p>
          </table:table-cell>
          <table:table-cell table:formula="of:=(2^3)*[.T24]+(2^2)*[.U24]+2*[.V24]+[.W24]" office:value-type="float" office:value="0" calcext:value-type="float">
            <text:p>0</text:p>
          </table:table-cell>
          <table:table-cell table:formula="of:=(2^3)*[.X24]+(2^2)*[.Y24]+2*[.Z24]+[.AA24]" office:value-type="float" office:value="0" calcext:value-type="float">
            <text:p>0</text:p>
          </table:table-cell>
          <table:table-cell table:formula="of:=(2^3)*[.AB24]+(2^2)*[.AC24]+2*[.AD24]+[.AE24]" office:value-type="float" office:value="0" calcext:value-type="float">
            <text:p>0</text:p>
          </table:table-cell>
          <table:table-cell table:formula="of:=(2^3)*[.AF24]+(2^2)*[.AG24]+2*[.AH24]+[.AI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0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w <text:s text:c="3"/>$8, <text:s text:c="2"/>-6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5]+(2^2)*[.E25]+2*[.F25]+[.G25]" office:value-type="float" office:value="2" calcext:value-type="float">
            <text:p>2</text:p>
          </table:table-cell>
          <table:table-cell table:formula="of:=(2^3)*[.H25]+(2^2)*[.I25]+2*[.J25]+[.K25]" office:value-type="float" office:value="7" calcext:value-type="float">
            <text:p>7</text:p>
          </table:table-cell>
          <table:table-cell table:formula="of:=(2^3)*[.L25]+(2^2)*[.M25]+2*[.N25]+[.O25]" office:value-type="float" office:value="12" calcext:value-type="float">
            <text:p>12</text:p>
          </table:table-cell>
          <table:table-cell table:formula="of:=(2^3)*[.P25]+(2^2)*[.Q25]+2*[.R25]+[.S25]" office:value-type="float" office:value="8" calcext:value-type="float">
            <text:p>8</text:p>
          </table:table-cell>
          <table:table-cell table:formula="of:=(2^3)*[.T25]+(2^2)*[.U25]+2*[.V25]+[.W25]" office:value-type="float" office:value="15" calcext:value-type="float">
            <text:p>15</text:p>
          </table:table-cell>
          <table:table-cell table:formula="of:=(2^3)*[.X25]+(2^2)*[.Y25]+2*[.Z25]+[.AA25]" office:value-type="float" office:value="15" calcext:value-type="float">
            <text:p>15</text:p>
          </table:table-cell>
          <table:table-cell table:formula="of:=(2^3)*[.AB25]+(2^2)*[.AC25]+2*[.AD25]+[.AE25]" office:value-type="float" office:value="15" calcext:value-type="float">
            <text:p>15</text:p>
          </table:table-cell>
          <table:table-cell table:formula="of:=(2^3)*[.AF25]+(2^2)*[.AG25]+2*[.AH25]+[.AI2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x000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di <text:s/>$8, <text:s/>$0, <text:s/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6]+(2^2)*[.E26]+2*[.F26]+[.G26]" office:value-type="float" office:value="0" calcext:value-type="float">
            <text:p>0</text:p>
          </table:table-cell>
          <table:table-cell table:formula="of:=(2^3)*[.H26]+(2^2)*[.I26]+2*[.J26]+[.K26]" office:value-type="float" office:value="8" calcext:value-type="float">
            <text:p>8</text:p>
          </table:table-cell>
          <table:table-cell table:formula="of:=(2^3)*[.L26]+(2^2)*[.M26]+2*[.N26]+[.O26]" office:value-type="float" office:value="0" calcext:value-type="float">
            <text:p>0</text:p>
          </table:table-cell>
          <table:table-cell table:formula="of:=(2^3)*[.P26]+(2^2)*[.Q26]+2*[.R26]+[.S26]" office:value-type="float" office:value="8" calcext:value-type="float">
            <text:p>8</text:p>
          </table:table-cell>
          <table:table-cell table:formula="of:=(2^3)*[.T26]+(2^2)*[.U26]+2*[.V26]+[.W26]" office:value-type="float" office:value="0" calcext:value-type="float">
            <text:p>0</text:p>
          </table:table-cell>
          <table:table-cell table:formula="of:=(2^3)*[.X26]+(2^2)*[.Y26]+2*[.Z26]+[.AA26]" office:value-type="float" office:value="0" calcext:value-type="float">
            <text:p>0</text:p>
          </table:table-cell>
          <table:table-cell table:formula="of:=(2^3)*[.AB26]+(2^2)*[.AC26]+2*[.AD26]+[.AE26]" office:value-type="float" office:value="0" calcext:value-type="float">
            <text:p>0</text:p>
          </table:table-cell>
          <table:table-cell table:formula="of:=(2^3)*[.AF26]+(2^2)*[.AG26]+2*[.AH26]+[.AI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000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 <text:s text:c="3"/>$8, <text:s text:c="2"/>-5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27]+(2^2)*[.E27]+2*[.F27]+[.G27]" office:value-type="float" office:value="2" calcext:value-type="float">
            <text:p>2</text:p>
          </table:table-cell>
          <table:table-cell table:formula="of:=(2^3)*[.H27]+(2^2)*[.I27]+2*[.J27]+[.K27]" office:value-type="float" office:value="7" calcext:value-type="float">
            <text:p>7</text:p>
          </table:table-cell>
          <table:table-cell table:formula="of:=(2^3)*[.L27]+(2^2)*[.M27]+2*[.N27]+[.O27]" office:value-type="float" office:value="12" calcext:value-type="float">
            <text:p>12</text:p>
          </table:table-cell>
          <table:table-cell table:formula="of:=(2^3)*[.P27]+(2^2)*[.Q27]+2*[.R27]+[.S27]" office:value-type="float" office:value="8" calcext:value-type="float">
            <text:p>8</text:p>
          </table:table-cell>
          <table:table-cell table:formula="of:=(2^3)*[.T27]+(2^2)*[.U27]+2*[.V27]+[.W27]" office:value-type="float" office:value="15" calcext:value-type="float">
            <text:p>15</text:p>
          </table:table-cell>
          <table:table-cell table:formula="of:=(2^3)*[.X27]+(2^2)*[.Y27]+2*[.Z27]+[.AA27]" office:value-type="float" office:value="15" calcext:value-type="float">
            <text:p>15</text:p>
          </table:table-cell>
          <table:table-cell table:formula="of:=(2^3)*[.AB27]+(2^2)*[.AC27]+2*[.AD27]+[.AE27]" office:value-type="float" office:value="15" calcext:value-type="float">
            <text:p>15</text:p>
          </table:table-cell>
          <table:table-cell table:formula="of:=(2^3)*[.AF27]+(2^2)*[.AG27]+2*[.AH27]+[.AI27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x000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8]+(2^2)*[.E28]+2*[.F28]+[.G28]" office:value-type="float" office:value="0" calcext:value-type="float">
            <text:p>0</text:p>
          </table:table-cell>
          <table:table-cell table:formula="of:=(2^3)*[.H28]+(2^2)*[.I28]+2*[.J28]+[.K28]" office:value-type="float" office:value="8" calcext:value-type="float">
            <text:p>8</text:p>
          </table:table-cell>
          <table:table-cell table:formula="of:=(2^3)*[.L28]+(2^2)*[.M28]+2*[.N28]+[.O28]" office:value-type="float" office:value="0" calcext:value-type="float">
            <text:p>0</text:p>
          </table:table-cell>
          <table:table-cell table:formula="of:=(2^3)*[.P28]+(2^2)*[.Q28]+2*[.R28]+[.S28]" office:value-type="float" office:value="8" calcext:value-type="float">
            <text:p>8</text:p>
          </table:table-cell>
          <table:table-cell table:formula="of:=(2^3)*[.T28]+(2^2)*[.U28]+2*[.V28]+[.W28]" office:value-type="float" office:value="0" calcext:value-type="float">
            <text:p>0</text:p>
          </table:table-cell>
          <table:table-cell table:formula="of:=(2^3)*[.X28]+(2^2)*[.Y28]+2*[.Z28]+[.AA28]" office:value-type="float" office:value="0" calcext:value-type="float">
            <text:p>0</text:p>
          </table:table-cell>
          <table:table-cell table:formula="of:=(2^3)*[.AB28]+(2^2)*[.AC28]+2*[.AD28]+[.AE28]" office:value-type="float" office:value="0" calcext:value-type="float">
            <text:p>0</text:p>
          </table:table-cell>
          <table:table-cell table:formula="of:=(2^3)*[.AF28]+(2^2)*[.AG28]+2*[.AH28]+[.AI2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w <text:s text:c="3"/>$8, <text:s text:c="2"/>-4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29]+(2^2)*[.E29]+2*[.F29]+[.G29]" office:value-type="float" office:value="2" calcext:value-type="float">
            <text:p>2</text:p>
          </table:table-cell>
          <table:table-cell table:formula="of:=(2^3)*[.H29]+(2^2)*[.I29]+2*[.J29]+[.K29]" office:value-type="float" office:value="7" calcext:value-type="float">
            <text:p>7</text:p>
          </table:table-cell>
          <table:table-cell table:formula="of:=(2^3)*[.L29]+(2^2)*[.M29]+2*[.N29]+[.O29]" office:value-type="float" office:value="12" calcext:value-type="float">
            <text:p>12</text:p>
          </table:table-cell>
          <table:table-cell table:formula="of:=(2^3)*[.P29]+(2^2)*[.Q29]+2*[.R29]+[.S29]" office:value-type="float" office:value="8" calcext:value-type="float">
            <text:p>8</text:p>
          </table:table-cell>
          <table:table-cell table:formula="of:=(2^3)*[.T29]+(2^2)*[.U29]+2*[.V29]+[.W29]" office:value-type="float" office:value="15" calcext:value-type="float">
            <text:p>15</text:p>
          </table:table-cell>
          <table:table-cell table:formula="of:=(2^3)*[.X29]+(2^2)*[.Y29]+2*[.Z29]+[.AA29]" office:value-type="float" office:value="15" calcext:value-type="float">
            <text:p>15</text:p>
          </table:table-cell>
          <table:table-cell table:formula="of:=(2^3)*[.AB29]+(2^2)*[.AC29]+2*[.AD29]+[.AE29]" office:value-type="float" office:value="15" calcext:value-type="float">
            <text:p>15</text:p>
          </table:table-cell>
          <table:table-cell table:formula="of:=(2^3)*[.AF29]+(2^2)*[.AG29]+2*[.AH29]+[.AI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x000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di <text:s/>$8, <text:s/>$0, <text:s/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0]+(2^2)*[.E30]+2*[.F30]+[.G30]" office:value-type="float" office:value="0" calcext:value-type="float">
            <text:p>0</text:p>
          </table:table-cell>
          <table:table-cell table:formula="of:=(2^3)*[.H30]+(2^2)*[.I30]+2*[.J30]+[.K30]" office:value-type="float" office:value="8" calcext:value-type="float">
            <text:p>8</text:p>
          </table:table-cell>
          <table:table-cell table:formula="of:=(2^3)*[.L30]+(2^2)*[.M30]+2*[.N30]+[.O30]" office:value-type="float" office:value="0" calcext:value-type="float">
            <text:p>0</text:p>
          </table:table-cell>
          <table:table-cell table:formula="of:=(2^3)*[.P30]+(2^2)*[.Q30]+2*[.R30]+[.S30]" office:value-type="float" office:value="8" calcext:value-type="float">
            <text:p>8</text:p>
          </table:table-cell>
          <table:table-cell table:formula="of:=(2^3)*[.T30]+(2^2)*[.U30]+2*[.V30]+[.W30]" office:value-type="float" office:value="0" calcext:value-type="float">
            <text:p>0</text:p>
          </table:table-cell>
          <table:table-cell table:formula="of:=(2^3)*[.X30]+(2^2)*[.Y30]+2*[.Z30]+[.AA30]" office:value-type="float" office:value="0" calcext:value-type="float">
            <text:p>0</text:p>
          </table:table-cell>
          <table:table-cell table:formula="of:=(2^3)*[.AB30]+(2^2)*[.AC30]+2*[.AD30]+[.AE30]" office:value-type="float" office:value="0" calcext:value-type="float">
            <text:p>0</text:p>
          </table:table-cell>
          <table:table-cell table:formula="of:=(2^3)*[.AF30]+(2^2)*[.AG30]+2*[.AH30]+[.AI3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000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 <text:s text:c="3"/>$8, <text:s text:c="2"/>-3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1]+(2^2)*[.E31]+2*[.F31]+[.G31]" office:value-type="float" office:value="2" calcext:value-type="float">
            <text:p>2</text:p>
          </table:table-cell>
          <table:table-cell table:formula="of:=(2^3)*[.H31]+(2^2)*[.I31]+2*[.J31]+[.K31]" office:value-type="float" office:value="7" calcext:value-type="float">
            <text:p>7</text:p>
          </table:table-cell>
          <table:table-cell table:formula="of:=(2^3)*[.L31]+(2^2)*[.M31]+2*[.N31]+[.O31]" office:value-type="float" office:value="12" calcext:value-type="float">
            <text:p>12</text:p>
          </table:table-cell>
          <table:table-cell table:formula="of:=(2^3)*[.P31]+(2^2)*[.Q31]+2*[.R31]+[.S31]" office:value-type="float" office:value="8" calcext:value-type="float">
            <text:p>8</text:p>
          </table:table-cell>
          <table:table-cell table:formula="of:=(2^3)*[.T31]+(2^2)*[.U31]+2*[.V31]+[.W31]" office:value-type="float" office:value="15" calcext:value-type="float">
            <text:p>15</text:p>
          </table:table-cell>
          <table:table-cell table:formula="of:=(2^3)*[.X31]+(2^2)*[.Y31]+2*[.Z31]+[.AA31]" office:value-type="float" office:value="15" calcext:value-type="float">
            <text:p>15</text:p>
          </table:table-cell>
          <table:table-cell table:formula="of:=(2^3)*[.AB31]+(2^2)*[.AC31]+2*[.AD31]+[.AE31]" office:value-type="float" office:value="15" calcext:value-type="float">
            <text:p>15</text:p>
          </table:table-cell>
          <table:table-cell table:formula="of:=(2^3)*[.AF31]+(2^2)*[.AG31]+2*[.AH31]+[.AI3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x000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di <text:s/>$8, <text:s/>$0, <text:s/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32]+(2^2)*[.E32]+2*[.F32]+[.G32]" office:value-type="float" office:value="0" calcext:value-type="float">
            <text:p>0</text:p>
          </table:table-cell>
          <table:table-cell table:formula="of:=(2^3)*[.H32]+(2^2)*[.I32]+2*[.J32]+[.K32]" office:value-type="float" office:value="8" calcext:value-type="float">
            <text:p>8</text:p>
          </table:table-cell>
          <table:table-cell table:formula="of:=(2^3)*[.L32]+(2^2)*[.M32]+2*[.N32]+[.O32]" office:value-type="float" office:value="0" calcext:value-type="float">
            <text:p>0</text:p>
          </table:table-cell>
          <table:table-cell table:formula="of:=(2^3)*[.P32]+(2^2)*[.Q32]+2*[.R32]+[.S32]" office:value-type="float" office:value="8" calcext:value-type="float">
            <text:p>8</text:p>
          </table:table-cell>
          <table:table-cell table:formula="of:=(2^3)*[.T32]+(2^2)*[.U32]+2*[.V32]+[.W32]" office:value-type="float" office:value="0" calcext:value-type="float">
            <text:p>0</text:p>
          </table:table-cell>
          <table:table-cell table:formula="of:=(2^3)*[.X32]+(2^2)*[.Y32]+2*[.Z32]+[.AA32]" office:value-type="float" office:value="0" calcext:value-type="float">
            <text:p>0</text:p>
          </table:table-cell>
          <table:table-cell table:formula="of:=(2^3)*[.AB32]+(2^2)*[.AC32]+2*[.AD32]+[.AE32]" office:value-type="float" office:value="0" calcext:value-type="float">
            <text:p>0</text:p>
          </table:table-cell>
          <table:table-cell table:formula="of:=(2^3)*[.AF32]+(2^2)*[.AG32]+2*[.AH32]+[.AI3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x000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w <text:s text:c="3"/>$8, <text:s text:c="2"/>-11($3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</text:p>
          </table:table-cell>
          <table:table-cell table:formula="of:=(2^3)*[.D33]+(2^2)*[.E33]+2*[.F33]+[.G33]" office:value-type="float" office:value="2" calcext:value-type="float">
            <text:p>2</text:p>
          </table:table-cell>
          <table:table-cell table:formula="of:=(2^3)*[.H33]+(2^2)*[.I33]+2*[.J33]+[.K33]" office:value-type="float" office:value="7" calcext:value-type="float">
            <text:p>7</text:p>
          </table:table-cell>
          <table:table-cell table:formula="of:=(2^3)*[.L33]+(2^2)*[.M33]+2*[.N33]+[.O33]" office:value-type="float" office:value="12" calcext:value-type="float">
            <text:p>12</text:p>
          </table:table-cell>
          <table:table-cell table:formula="of:=(2^3)*[.P33]+(2^2)*[.Q33]+2*[.R33]+[.S33]" office:value-type="float" office:value="8" calcext:value-type="float">
            <text:p>8</text:p>
          </table:table-cell>
          <table:table-cell table:formula="of:=(2^3)*[.T33]+(2^2)*[.U33]+2*[.V33]+[.W33]" office:value-type="float" office:value="15" calcext:value-type="float">
            <text:p>15</text:p>
          </table:table-cell>
          <table:table-cell table:formula="of:=(2^3)*[.X33]+(2^2)*[.Y33]+2*[.Z33]+[.AA33]" office:value-type="float" office:value="15" calcext:value-type="float">
            <text:p>15</text:p>
          </table:table-cell>
          <table:table-cell table:formula="of:=(2^3)*[.AB33]+(2^2)*[.AC33]+2*[.AD33]+[.AE33]" office:value-type="float" office:value="15" calcext:value-type="float">
            <text:p>15</text:p>
          </table:table-cell>
          <table:table-cell table:formula="of:=(2^3)*[.AF33]+(2^2)*[.AG33]+2*[.AH33]+[.AI33]"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END BOOK KEEPING</text:p>
          </table:table-cell>
          <table:covered-table-cell/>
          <table:covered-table-cell table:style-name="Default"/>
          <table:table-cell table:number-columns-repeated="42"/>
        </table:table-row>
        <table:table-row table:style-name="ro1">
          <table:table-cell office:value-type="string" calcext:value-type="string">
            <text:p>0x000019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Add $16, $0, $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0001a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Addi $17, $0, 13</text:p>
          </table:table-cell>
          <table:table-cell table:number-columns-repeated="42"/>
        </table:table-row>
        <table:table-row table:style-name="ro1">
          <table:table-cell table:style-name="ce7" office:value-type="string" calcext:value-type="string" table:number-columns-spanned="3" table:number-rows-spanned="1">
            <text:p>LOOP-A</text:p>
          </table:table-cell>
          <table:covered-table-cell table:number-columns-repeated="2" table:style-name="Default"/>
          <table:table-cell table:number-columns-repeated="42"/>
        </table:table-row>
        <table:table-row table:style-name="ro1">
          <table:table-cell office:value-type="string" calcext:value-type="string">
            <text:p>0x00001b</text:p>
          </table:table-cell>
          <table:table-cell table:style-name="Default" table:number-columns-repeated="2"/>
          <table:table-cell table:number-columns-repeated="42"/>
        </table:table-row>
        <table:table-row table:style-name="ro1">
          <table:table-cell table:style-name="Default" table:number-columns-repeated="3"/>
          <table:table-cell table:number-columns-repeated="4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 $16 $0 $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(2^3)*[.D40]+(2^2)*[.E40]+2*[.F40]+[.G40]" office:value-type="float" office:value="0" calcext:value-type="float">
            <text:p>0</text:p>
          </table:table-cell>
          <table:table-cell table:formula="of:=(2^3)*[.H40]+(2^2)*[.I40]+2*[.J40]+[.K40]" office:value-type="float" office:value="4" calcext:value-type="float">
            <text:p>4</text:p>
          </table:table-cell>
          <table:table-cell table:formula="of:=(2^3)*[.L40]+(2^2)*[.M40]+2*[.N40]+[.O40]" office:value-type="float" office:value="0" calcext:value-type="float">
            <text:p>0</text:p>
          </table:table-cell>
          <table:table-cell table:formula="of:=(2^3)*[.P40]+(2^2)*[.Q40]+2*[.R40]+[.S40]" office:value-type="float" office:value="0" calcext:value-type="float">
            <text:p>0</text:p>
          </table:table-cell>
          <table:table-cell table:formula="of:=(2^3)*[.T40]+(2^2)*[.U40]+2*[.V40]+[.W40]" office:value-type="float" office:value="8" calcext:value-type="float">
            <text:p>8</text:p>
          </table:table-cell>
          <table:table-cell table:formula="of:=(2^3)*[.X40]+(2^2)*[.Y40]+2*[.Z40]+[.AA40]" office:value-type="float" office:value="0" calcext:value-type="float">
            <text:p>0</text:p>
          </table:table-cell>
          <table:table-cell table:formula="of:=(2^3)*[.AB40]+(2^2)*[.AC40]+2*[.AD40]+[.AE40]" office:value-type="float" office:value="0" calcext:value-type="float">
            <text:p>0</text:p>
          </table:table-cell>
          <table:table-cell table:formula="of:=(2^3)*[.AF40]+(2^2)*[.AG40]+2*[.AH40]+[.AI40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i $29, $29, 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2^3)*[.D41]+(2^2)*[.E41]+2*[.F41]+[.G41]" office:value-type="float" office:value="0" calcext:value-type="float">
            <text:p>0</text:p>
          </table:table-cell>
          <table:table-cell table:formula="of:=(2^3)*[.H41]+(2^2)*[.I41]+2*[.J41]+[.K41]" office:value-type="float" office:value="11" calcext:value-type="float">
            <text:p>11</text:p>
          </table:table-cell>
          <table:table-cell table:formula="of:=(2^3)*[.L41]+(2^2)*[.M41]+2*[.N41]+[.O41]" office:value-type="float" office:value="11" calcext:value-type="float">
            <text:p>11</text:p>
          </table:table-cell>
          <table:table-cell table:formula="of:=(2^3)*[.P41]+(2^2)*[.Q41]+2*[.R41]+[.S41]" office:value-type="float" office:value="13" calcext:value-type="float">
            <text:p>13</text:p>
          </table:table-cell>
          <table:table-cell table:formula="of:=(2^3)*[.T41]+(2^2)*[.U41]+2*[.V41]+[.W41]" office:value-type="float" office:value="15" calcext:value-type="float">
            <text:p>15</text:p>
          </table:table-cell>
          <table:table-cell table:formula="of:=(2^3)*[.X41]+(2^2)*[.Y41]+2*[.Z41]+[.AA41]" office:value-type="float" office:value="15" calcext:value-type="float">
            <text:p>15</text:p>
          </table:table-cell>
          <table:table-cell table:formula="of:=(2^3)*[.AB41]+(2^2)*[.AC41]+2*[.AD41]+[.AE41]" office:value-type="float" office:value="15" calcext:value-type="float">
            <text:p>15</text:p>
          </table:table-cell>
          <table:table-cell table:formula="of:=(2^3)*[.AF41]+(2^2)*[.AG41]+2*[.AH41]+[.AI41]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di $14 $10, 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2^3)*[.D42]+(2^2)*[.E42]+2*[.F42]+[.G42]" office:value-type="float" office:value="0" calcext:value-type="float">
            <text:p>0</text:p>
          </table:table-cell>
          <table:table-cell table:formula="of:=(2^3)*[.H42]+(2^2)*[.I42]+2*[.J42]+[.K42]" office:value-type="float" office:value="9" calcext:value-type="float">
            <text:p>9</text:p>
          </table:table-cell>
          <table:table-cell table:formula="of:=(2^3)*[.L42]+(2^2)*[.M42]+2*[.N42]+[.O42]" office:value-type="float" office:value="4" calcext:value-type="float">
            <text:p>4</text:p>
          </table:table-cell>
          <table:table-cell table:formula="of:=(2^3)*[.P42]+(2^2)*[.Q42]+2*[.R42]+[.S42]" office:value-type="float" office:value="14" calcext:value-type="float">
            <text:p>14</text:p>
          </table:table-cell>
          <table:table-cell table:formula="of:=(2^3)*[.T42]+(2^2)*[.U42]+2*[.V42]+[.W42]" office:value-type="float" office:value="0" calcext:value-type="float">
            <text:p>0</text:p>
          </table:table-cell>
          <table:table-cell table:formula="of:=(2^3)*[.X42]+(2^2)*[.Y42]+2*[.Z42]+[.AA42]" office:value-type="float" office:value="0" calcext:value-type="float">
            <text:p>0</text:p>
          </table:table-cell>
          <table:table-cell table:formula="of:=(2^3)*[.AB42]+(2^2)*[.AC42]+2*[.AD42]+[.AE42]" office:value-type="float" office:value="1" calcext:value-type="float">
            <text:p>1</text:p>
          </table:table-cell>
          <table:table-cell table:formula="of:=(2^3)*[.AF42]+(2^2)*[.AG42]+2*[.AH42]+[.AI42]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ul $t0, $t1, $t2;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/>
          <table:table-cell table:formula="of:=(2^3)*[.D43]+(2^2)*[.E43]+2*[.F43]+[.G43]" office:value-type="float" office:value="0" calcext:value-type="float">
            <text:p>0</text:p>
          </table:table-cell>
          <table:table-cell table:formula="of:=(2^3)*[.H43]+(2^2)*[.I43]+2*[.J43]+[.K43]" office:value-type="float" office:value="13" calcext:value-type="float">
            <text:p>13</text:p>
          </table:table-cell>
          <table:table-cell table:formula="of:=(2^3)*[.L43]+(2^2)*[.M43]+2*[.N43]+[.O43]" office:value-type="float" office:value="2" calcext:value-type="float">
            <text:p>2</text:p>
          </table:table-cell>
          <table:table-cell table:formula="of:=(2^3)*[.P43]+(2^2)*[.Q43]+2*[.R43]+[.S43]" office:value-type="float" office:value="10" calcext:value-type="float">
            <text:p>10</text:p>
          </table:table-cell>
          <table:table-cell table:formula="of:=(2^3)*[.T43]+(2^2)*[.U43]+2*[.V43]+[.W43]" office:value-type="float" office:value="4" calcext:value-type="float">
            <text:p>4</text:p>
          </table:table-cell>
          <table:table-cell table:formula="of:=(2^3)*[.X43]+(2^2)*[.Y43]+2*[.Z43]+[.AA43]" office:value-type="float" office:value="0" calcext:value-type="float">
            <text:p>0</text:p>
          </table:table-cell>
          <table:table-cell table:formula="of:=(2^3)*[.AB43]+(2^2)*[.AC43]+2*[.AD43]+[.AE43]" office:value-type="float" office:value="0" calcext:value-type="float">
            <text:p>0</text:p>
          </table:table-cell>
          <table:table-cell table:formula="of:=(2^3)*[.AF43]+(2^2)*[.AG43]+2*[.AH43]+[.AI43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ll $v0, $s0, $s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2^3)*[.D44]+(2^2)*[.E44]+2*[.F44]+[.G44]" office:value-type="float" office:value="1" calcext:value-type="float">
            <text:p>1</text:p>
          </table:table-cell>
          <table:table-cell table:formula="of:=(2^3)*[.H44]+(2^2)*[.I44]+2*[.J44]+[.K44]" office:value-type="float" office:value="2" calcext:value-type="float">
            <text:p>2</text:p>
          </table:table-cell>
          <table:table-cell table:formula="of:=(2^3)*[.L44]+(2^2)*[.M44]+2*[.N44]+[.O44]" office:value-type="float" office:value="0" calcext:value-type="float">
            <text:p>0</text:p>
          </table:table-cell>
          <table:table-cell table:formula="of:=(2^3)*[.P44]+(2^2)*[.Q44]+2*[.R44]+[.S44]" office:value-type="float" office:value="2" calcext:value-type="float">
            <text:p>2</text:p>
          </table:table-cell>
          <table:table-cell table:formula="of:=(2^3)*[.T44]+(2^2)*[.U44]+2*[.V44]+[.W44]" office:value-type="float" office:value="0" calcext:value-type="float">
            <text:p>0</text:p>
          </table:table-cell>
          <table:table-cell table:formula="of:=(2^3)*[.X44]+(2^2)*[.Y44]+2*[.Z44]+[.AA44]" office:value-type="float" office:value="0" calcext:value-type="float">
            <text:p>0</text:p>
          </table:table-cell>
          <table:table-cell table:formula="of:=(2^3)*[.AB44]+(2^2)*[.AC44]+2*[.AD44]+[.AE44]" office:value-type="float" office:value="0" calcext:value-type="float">
            <text:p>0</text:p>
          </table:table-cell>
          <table:table-cell table:formula="of:=(2^3)*[.AF44]+(2^2)*[.AG44]+2*[.AH44]+[.AI44]"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rl $1, $3,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2^3)*[.D45]+(2^2)*[.E45]+2*[.F45]+[.G45]" office:value-type="float" office:value="1" calcext:value-type="float">
            <text:p>1</text:p>
          </table:table-cell>
          <table:table-cell table:formula="of:=(2^3)*[.H45]+(2^2)*[.I45]+2*[.J45]+[.K45]" office:value-type="float" office:value="4" calcext:value-type="float">
            <text:p>4</text:p>
          </table:table-cell>
          <table:table-cell table:formula="of:=(2^3)*[.L45]+(2^2)*[.M45]+2*[.N45]+[.O45]" office:value-type="float" office:value="6" calcext:value-type="float">
            <text:p>6</text:p>
          </table:table-cell>
          <table:table-cell table:formula="of:=(2^3)*[.P45]+(2^2)*[.Q45]+2*[.R45]+[.S45]" office:value-type="float" office:value="1" calcext:value-type="float">
            <text:p>1</text:p>
          </table:table-cell>
          <table:table-cell table:formula="of:=(2^3)*[.T45]+(2^2)*[.U45]+2*[.V45]+[.W45]" office:value-type="float" office:value="0" calcext:value-type="float">
            <text:p>0</text:p>
          </table:table-cell>
          <table:table-cell table:formula="of:=(2^3)*[.X45]+(2^2)*[.Y45]+2*[.Z45]+[.AA45]" office:value-type="float" office:value="0" calcext:value-type="float">
            <text:p>0</text:p>
          </table:table-cell>
          <table:table-cell table:formula="of:=(2^3)*[.AB45]+(2^2)*[.AC45]+2*[.AD45]+[.AE45]" office:value-type="float" office:value="0" calcext:value-type="float">
            <text:p>0</text:p>
          </table:table-cell>
          <table:table-cell table:formula="of:=(2^3)*[.AF45]+(2^2)*[.AG45]+2*[.AH45]+[.AI45]"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nd $8 $8 $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0x</text:p>
          </table:table-cell>
          <table:table-cell table:formula="of:=(2^3)*[.D46]+(2^2)*[.E46]+2*[.F46]+[.G46]" office:value-type="float" office:value="1" calcext:value-type="float">
            <text:p>1</text:p>
          </table:table-cell>
          <table:table-cell table:formula="of:=(2^3)*[.H46]+(2^2)*[.I46]+2*[.J46]+[.K46]" office:value-type="float" office:value="9" calcext:value-type="float">
            <text:p>9</text:p>
          </table:table-cell>
          <table:table-cell table:formula="of:=(2^3)*[.L46]+(2^2)*[.M46]+2*[.N46]+[.O46]" office:value-type="float" office:value="0" calcext:value-type="float">
            <text:p>0</text:p>
          </table:table-cell>
          <table:table-cell table:formula="of:=(2^3)*[.P46]+(2^2)*[.Q46]+2*[.R46]+[.S46]" office:value-type="float" office:value="9" calcext:value-type="float">
            <text:p>9</text:p>
          </table:table-cell>
          <table:table-cell table:formula="of:=(2^3)*[.T46]+(2^2)*[.U46]+2*[.V46]+[.W46]" office:value-type="float" office:value="4" calcext:value-type="float">
            <text:p>4</text:p>
          </table:table-cell>
          <table:table-cell table:formula="of:=(2^3)*[.X46]+(2^2)*[.Y46]+2*[.Z46]+[.AA46]" office:value-type="float" office:value="0" calcext:value-type="float">
            <text:p>0</text:p>
          </table:table-cell>
          <table:table-cell table:formula="of:=(2^3)*[.AB46]+(2^2)*[.AC46]+2*[.AD46]+[.AE46]" office:value-type="float" office:value="0" calcext:value-type="float">
            <text:p>0</text:p>
          </table:table-cell>
          <table:table-cell table:formula="of:=(2^3)*[.AF46]+(2^2)*[.AG46]+2*[.AH46]+[.AI4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or $ra, $fp, $s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(2^3)*[.D47]+(2^2)*[.E47]+2*[.F47]+[.G47]" office:value-type="float" office:value="1" calcext:value-type="float">
            <text:p>1</text:p>
          </table:table-cell>
          <table:table-cell table:formula="of:=(2^3)*[.H47]+(2^2)*[.I47]+2*[.J47]+[.K47]" office:value-type="float" office:value="15" calcext:value-type="float">
            <text:p>15</text:p>
          </table:table-cell>
          <table:table-cell table:formula="of:=(2^3)*[.L47]+(2^2)*[.M47]+2*[.N47]+[.O47]" office:value-type="float" office:value="13" calcext:value-type="float">
            <text:p>13</text:p>
          </table:table-cell>
          <table:table-cell table:formula="of:=(2^3)*[.P47]+(2^2)*[.Q47]+2*[.R47]+[.S47]" office:value-type="float" office:value="13" calcext:value-type="float">
            <text:p>13</text:p>
          </table:table-cell>
          <table:table-cell table:formula="of:=(2^3)*[.T47]+(2^2)*[.U47]+2*[.V47]+[.W47]" office:value-type="float" office:value="15" calcext:value-type="float">
            <text:p>15</text:p>
          </table:table-cell>
          <table:table-cell table:formula="of:=(2^3)*[.X47]+(2^2)*[.Y47]+2*[.Z47]+[.AA47]" office:value-type="float" office:value="8" calcext:value-type="float">
            <text:p>8</text:p>
          </table:table-cell>
          <table:table-cell table:formula="of:=(2^3)*[.AB47]+(2^2)*[.AC47]+2*[.AD47]+[.AE47]" office:value-type="float" office:value="0" calcext:value-type="float">
            <text:p>0</text:p>
          </table:table-cell>
          <table:table-cell table:formula="of:=(2^3)*[.AF47]+(2^2)*[.AG47]+2*[.AH47]+[.AI4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w $11, $12,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(2^3)*[.D48]+(2^2)*[.E48]+2*[.F48]+[.G48]" office:value-type="float" office:value="2" calcext:value-type="float">
            <text:p>2</text:p>
          </table:table-cell>
          <table:table-cell table:formula="of:=(2^3)*[.H48]+(2^2)*[.I48]+2*[.J48]+[.K48]" office:value-type="float" office:value="1" calcext:value-type="float">
            <text:p>1</text:p>
          </table:table-cell>
          <table:table-cell table:formula="of:=(2^3)*[.L48]+(2^2)*[.M48]+2*[.N48]+[.O48]" office:value-type="float" office:value="8" calcext:value-type="float">
            <text:p>8</text:p>
          </table:table-cell>
          <table:table-cell table:formula="of:=(2^3)*[.P48]+(2^2)*[.Q48]+2*[.R48]+[.S48]" office:value-type="float" office:value="11" calcext:value-type="float">
            <text:p>11</text:p>
          </table:table-cell>
          <table:table-cell table:formula="of:=(2^3)*[.T48]+(2^2)*[.U48]+2*[.V48]+[.W48]" office:value-type="float" office:value="0" calcext:value-type="float">
            <text:p>0</text:p>
          </table:table-cell>
          <table:table-cell table:formula="of:=(2^3)*[.X48]+(2^2)*[.Y48]+2*[.Z48]+[.AA48]" office:value-type="float" office:value="0" calcext:value-type="float">
            <text:p>0</text:p>
          </table:table-cell>
          <table:table-cell table:formula="of:=(2^3)*[.AB48]+(2^2)*[.AC48]+2*[.AD48]+[.AE48]" office:value-type="float" office:value="0" calcext:value-type="float">
            <text:p>0</text:p>
          </table:table-cell>
          <table:table-cell table:formula="of:=(2^3)*[.AF48]+(2^2)*[.AG48]+2*[.AH48]+[.AI48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w <text:s text:c="2"/>$31, $29, 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(2^3)*[.D49]+(2^2)*[.E49]+2*[.F49]+[.G49]" office:value-type="float" office:value="2" calcext:value-type="float">
            <text:p>2</text:p>
          </table:table-cell>
          <table:table-cell table:formula="of:=(2^3)*[.H49]+(2^2)*[.I49]+2*[.J49]+[.K49]" office:value-type="float" office:value="7" calcext:value-type="float">
            <text:p>7</text:p>
          </table:table-cell>
          <table:table-cell table:formula="of:=(2^3)*[.L49]+(2^2)*[.M49]+2*[.N49]+[.O49]" office:value-type="float" office:value="11" calcext:value-type="float">
            <text:p>11</text:p>
          </table:table-cell>
          <table:table-cell table:formula="of:=(2^3)*[.P49]+(2^2)*[.Q49]+2*[.R49]+[.S49]" office:value-type="float" office:value="15" calcext:value-type="float">
            <text:p>15</text:p>
          </table:table-cell>
          <table:table-cell table:formula="of:=(2^3)*[.T49]+(2^2)*[.U49]+2*[.V49]+[.W49]" office:value-type="float" office:value="0" calcext:value-type="float">
            <text:p>0</text:p>
          </table:table-cell>
          <table:table-cell table:formula="of:=(2^3)*[.X49]+(2^2)*[.Y49]+2*[.Z49]+[.AA49]" office:value-type="float" office:value="0" calcext:value-type="float">
            <text:p>0</text:p>
          </table:table-cell>
          <table:table-cell table:formula="of:=(2^3)*[.AB49]+(2^2)*[.AC49]+2*[.AD49]+[.AE49]" office:value-type="float" office:value="0" calcext:value-type="float">
            <text:p>0</text:p>
          </table:table-cell>
          <table:table-cell table:formula="of:=(2^3)*[.AF49]+(2^2)*[.AG49]+2*[.AH49]+[.AI4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j 0xff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/>
          <table:table-cell table:formula="of:=(2^3)*[.D50]+(2^2)*[.E50]+2*[.F50]+[.G50]" office:value-type="float" office:value="2" calcext:value-type="float">
            <text:p>2</text:p>
          </table:table-cell>
          <table:table-cell table:formula="of:=(2^3)*[.H50]+(2^2)*[.I50]+2*[.J50]+[.K50]" office:value-type="float" office:value="8" calcext:value-type="float">
            <text:p>8</text:p>
          </table:table-cell>
          <table:table-cell table:formula="of:=(2^3)*[.L50]+(2^2)*[.M50]+2*[.N50]+[.O50]" office:value-type="float" office:value="0" calcext:value-type="float">
            <text:p>0</text:p>
          </table:table-cell>
          <table:table-cell table:formula="of:=(2^3)*[.P50]+(2^2)*[.Q50]+2*[.R50]+[.S50]" office:value-type="float" office:value="0" calcext:value-type="float">
            <text:p>0</text:p>
          </table:table-cell>
          <table:table-cell table:formula="of:=(2^3)*[.T50]+(2^2)*[.U50]+2*[.V50]+[.W50]" office:value-type="float" office:value="15" calcext:value-type="float">
            <text:p>15</text:p>
          </table:table-cell>
          <table:table-cell table:formula="of:=(2^3)*[.X50]+(2^2)*[.Y50]+2*[.Z50]+[.AA50]" office:value-type="float" office:value="15" calcext:value-type="float">
            <text:p>15</text:p>
          </table:table-cell>
          <table:table-cell table:formula="of:=(2^3)*[.AB50]+(2^2)*[.AC50]+2*[.AD50]+[.AE50]" office:value-type="float" office:value="15" calcext:value-type="float">
            <text:p>15</text:p>
          </table:table-cell>
          <table:table-cell table:formula="of:=(2^3)*[.AF50]+(2^2)*[.AG50]+2*[.AH50]+[.AI50]" office:value-type="float" office:value="15" calcext:value-type="float">
            <text:p>15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4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eq $8 $8 $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formula="of:=(2^3)*[.D53]+(2^2)*[.E53]+2*[.F53]+[.G53]" office:value-type="float" office:value="3" calcext:value-type="float">
            <text:p>3</text:p>
          </table:table-cell>
          <table:table-cell table:formula="of:=(2^3)*[.H53]+(2^2)*[.I53]+2*[.J53]+[.K53]" office:value-type="float" office:value="5" calcext:value-type="float">
            <text:p>5</text:p>
          </table:table-cell>
          <table:table-cell table:formula="of:=(2^3)*[.L53]+(2^2)*[.M53]+2*[.N53]+[.O53]" office:value-type="float" office:value="2" calcext:value-type="float">
            <text:p>2</text:p>
          </table:table-cell>
          <table:table-cell table:formula="of:=(2^3)*[.P53]+(2^2)*[.Q53]+2*[.R53]+[.S53]" office:value-type="float" office:value="8" calcext:value-type="float">
            <text:p>8</text:p>
          </table:table-cell>
          <table:table-cell table:formula="of:=(2^3)*[.T53]+(2^2)*[.U53]+2*[.V53]+[.W53]" office:value-type="float" office:value="15" calcext:value-type="float">
            <text:p>15</text:p>
          </table:table-cell>
          <table:table-cell table:formula="of:=(2^3)*[.X53]+(2^2)*[.Y53]+2*[.Z53]+[.AA53]" office:value-type="float" office:value="15" calcext:value-type="float">
            <text:p>15</text:p>
          </table:table-cell>
          <table:table-cell table:formula="of:=(2^3)*[.AB53]+(2^2)*[.AC53]+2*[.AD53]+[.AE53]" office:value-type="float" office:value="15" calcext:value-type="float">
            <text:p>15</text:p>
          </table:table-cell>
          <table:table-cell table:formula="of:=(2^3)*[.AF53]+(2^2)*[.AG53]+2*[.AH53]+[.AI53]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1:38:19.141690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39:46.828786718</meta:creation-date>
    <meta:generator>LibreOffice/4.2.8.2$Linux_X86_64 LibreOffice_project/420m0$Build-2</meta:generator>
    <dc:date>2016-06-01T01:25:34.969427782</dc:date>
    <meta:editing-duration>PT3H8M20S</meta:editing-duration>
    <meta:editing-cycles>7</meta:editing-cycles>
    <meta:document-statistic meta:table-count="1" meta:cell-count="1780" meta:object-count="0"/>
  </office:meta>
</office:document-meta>
</file>